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0.3118in" fo:margin-right="0in" fo:margin-top="0in" fo:margin-bottom="0.0972in" style:contextual-spacing="false" fo:line-height="120%" fo:text-indent="0.5in" style:auto-text-indent="false" style:page-number="auto"/>
      <style:text-properties fo:language="cs" fo:country="CZ" officeooo:rsid="00011d78" officeooo:paragraph-rsid="00011d78"/>
    </style:style>
    <style:style style:name="P2" style:family="paragraph" style:parent-style-name="Text_20_body" style:master-page-name="">
      <style:paragraph-properties fo:margin-left="0.3118in" fo:margin-right="0in" fo:margin-top="0in" fo:margin-bottom="0.0972in" style:contextual-spacing="false" fo:line-height="120%" fo:text-indent="0.5in" style:auto-text-indent="false" style:page-number="auto"/>
      <style:text-properties fo:language="cs" fo:country="CZ" officeooo:rsid="000215c1" officeooo:paragraph-rsid="000215c1"/>
    </style:style>
    <style:style style:name="P3" style:family="paragraph" style:parent-style-name="Text_20_body" style:master-page-name="">
      <style:paragraph-properties fo:margin-left="0.3118in" fo:margin-right="0in" fo:margin-top="0in" fo:margin-bottom="0.0972in" style:contextual-spacing="false" fo:line-height="120%" fo:text-indent="0.5in" style:auto-text-indent="false" style:page-number="auto"/>
      <style:text-properties fo:language="cs" fo:country="CZ" officeooo:rsid="0002f5dd" officeooo:paragraph-rsid="0002f5dd"/>
    </style:style>
    <style:style style:name="P4" style:family="paragraph" style:parent-style-name="Text_20_body" style:master-page-name="">
      <style:paragraph-properties fo:margin-left="0.3118in" fo:margin-right="0in" fo:margin-top="0in" fo:margin-bottom="0.0972in" style:contextual-spacing="false" fo:line-height="120%" fo:text-indent="0.5in" style:auto-text-indent="false" style:page-number="auto"/>
      <style:text-properties fo:language="cs" fo:country="CZ" officeooo:rsid="0002f5dd" officeooo:paragraph-rsid="0005836a"/>
    </style:style>
    <style:style style:name="P5" style:family="paragraph" style:parent-style-name="Text_20_body">
      <style:paragraph-properties fo:margin-left="0.3118in" fo:margin-right="0in" fo:margin-top="0in" fo:margin-bottom="0.0972in" style:contextual-spacing="false" fo:line-height="120%" fo:text-indent="0.5in" style:auto-text-indent="false"/>
      <style:text-properties fo:language="cs" fo:country="CZ" officeooo:rsid="000215c1" officeooo:paragraph-rsid="000215c1"/>
    </style:style>
    <style:style style:name="P6" style:family="paragraph" style:parent-style-name="Text_20_body">
      <style:paragraph-properties fo:margin-left="0.3118in" fo:margin-right="0in" fo:margin-top="0in" fo:margin-bottom="0.0972in" style:contextual-spacing="false" fo:line-height="120%" fo:text-indent="0.5in" style:auto-text-indent="false"/>
      <style:text-properties fo:language="cs" fo:country="CZ" officeooo:rsid="0002f5dd" officeooo:paragraph-rsid="0002f5dd"/>
    </style:style>
    <style:style style:name="P7" style:family="paragraph" style:parent-style-name="Title">
      <style:text-properties fo:language="cs" fo:country="CZ"/>
    </style:style>
    <style:style style:name="P8" style:family="paragraph" style:parent-style-name="Subtitle">
      <style:text-properties fo:font-size="15pt" fo:language="cs" fo:country="CZ" style:font-size-asian="15pt" style:font-size-complex="15pt"/>
    </style:style>
    <style:style style:name="P9" style:family="paragraph" style:parent-style-name="Subtitle">
      <style:text-properties fo:language="cs" fo:country="CZ"/>
    </style:style>
    <style:style style:name="P10" style:family="paragraph" style:parent-style-name="Heading_20_1">
      <style:text-properties fo:language="cs" fo:country="CZ" officeooo:paragraph-rsid="00011d78"/>
    </style:style>
    <style:style style:name="P11" style:family="paragraph" style:parent-style-name="Heading_20_1">
      <style:text-properties fo:language="cs" fo:country="CZ" officeooo:rsid="000215c1" officeooo:paragraph-rsid="000215c1"/>
    </style:style>
    <style:style style:name="P12" style:family="paragraph" style:parent-style-name="Heading_20_1">
      <style:text-properties fo:language="cs" fo:country="CZ" officeooo:rsid="0002f5dd" officeooo:paragraph-rsid="0002f5dd"/>
    </style:style>
    <style:style style:name="T1" style:family="text">
      <style:text-properties officeooo:rsid="00011d78"/>
    </style:style>
    <style:style style:name="T2" style:family="text">
      <style:text-properties officeooo:rsid="000215c1"/>
    </style:style>
    <style:style style:name="T3" style:family="text">
      <style:text-properties style:text-position="sub 58%"/>
    </style:style>
    <style:style style:name="T4" style:family="text">
      <style:text-properties officeooo:rsid="000318ae"/>
    </style:style>
    <style:style style:name="T5" style:family="text">
      <style:text-properties officeooo:rsid="0004c639"/>
    </style:style>
    <style:style style:name="T6" style:family="text">
      <style:text-properties officeooo:rsid="0005836a"/>
    </style:style>
    <style:style style:name="T7" style:family="text">
      <style:text-properties officeooo:rsid="0006a8d7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AS 2014: úloha 3</text:p>
      <text:p text:style-name="P9">DCSP probl<text:span text:style-name="T1">é</text:span>m <text:span text:style-name="T1">n-dam</text:span></text:p>
      <text:p text:style-name="P8">Michal Zajačík</text:p>
      <text:h text:style-name="P10" text:outline-level="1"><text:span text:style-name="T1">Jak je problém modelován jako DCSP</text:span></text:h>
      <text:p text:style-name="P1">Každý agent <text:span text:style-name="T2">(dáma) </text:span>je <text:span text:style-name="T2">ovládá</text:span> jednu proměnnou. Tato vlastnost plyne již ze zadání, kdy máme šachovnici NxN a N dam, každá dáma je na svém řádku a hledáme <text:span text:style-name="T2">pouze</text:span> vhodný sloupec. Obor hodnot každé proměnné je <text:span text:style-name="T2">tudíž </text:span>z intervalu &lt;1,N&gt;. <text:span text:style-name="T2">Obor hodnot je postupně omezován podmínkami mezi každou dvojicí dam, kdy se dámy nesmí navzájem ohrožovat, tedy nesmí mít společný řádek (to je zajištěno již zadáním), sloupec a diagonály.</text:span></text:p>
      <text:h text:style-name="P11" text:outline-level="1">Úprava algoritmu ABT pro daný problém</text:h>
      <text:p text:style-name="P2">Algoritmus ABT je pro tento problém jednodušší, odpadá nutnost volat metodu HANDLE-ADD-NEIGHBOR(j) pro přidání souseda j danému agentu, jelikož podmínky existují rovnou mezi každou dvojicí agentů.</text:p>
      <text:p text:style-name="P5">Jestliže má některý z agentů prázdnou doménu, způsobují to agenti s nižší prioritou, kdy mu blokují vždy alespoň jednu hodnotu. Nogood agenta se skládá ze všech přiřazení hodnot agentům s vyšší prioritou, o kterých agent ví. Nogood je odeslán vždy agentovi s nejnižší vyšší prioritou, ten si z toho vytvoří další omezující podmínku.</text:p>
      <text:p text:style-name="P6">Každý agent odesílá ostatním zprávy HANDLE-OK(j,x<text:span text:style-name="T3">j</text:span>), každý agent ale kontroluje konzistenci svého přiřazení pouze vzhledem k agentům s vyšší prioritou.</text:p>
      <text:h text:style-name="P12" text:outline-level="1">Určování priorit mezi agenty</text:h>
      <text:p text:style-name="P3">Způsob přidělení priorit není důležitý, jen je nutné v algoritmu přiřazené priority respektovat. Má volba byla, že nižší hodnota první souřadnice znamená vyšší prioritu. Nejvyšší prioritu má tedy agent na prvním řádku.</text:p>
      <text:h text:style-name="P12" text:outline-level="1">Detekce ukončení prohledávání</text:h>
      <text:p text:style-name="P4">Pokud má agent s nejvyšší prioritou prázdnou doménu, je nucen volat funkci backtrack(). <text:span text:style-name="T6">Z té</text:span> však zavolá notify<text:span text:style-name="T5">SolutionDoesNotExist</text:span>() a dá na vědomí, že řešení neexistuje <text:span text:style-name="T6">i ostatním</text:span>. Detekce správného řešení se provádí tak, že agent s nižší prioritou odešle své kandidátní konzistentní řešení svému rodiči, tedy agentovi s vyšší prioritou, ten zkontroluje, jestli se dané řešení shoduje s jeho local-view (které ale musí být také konzistentní) a předává zprávu dále svému rodiči. Zpráva je takto propagována až k agentovi s nejvyšší prioritou. Ten jí také zkontroluje a pokud je vše ok, odešle všem zprávu, <text:span text:style-name="T4">že má řešení</text:span>. P<text:span text:style-name="T7">ak</text:span> každý agent odešle <text:span text:style-name="T6">notifySolutionFound() s nalezenou hodnotou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13:25:19.632167755</meta:creation-date>
    <dc:date>2015-01-06T20:24:39.119729336</dc:date>
    <meta:editing-duration>PT6H28M3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337" meta:character-count="2183" meta:non-whitespace-character-count="1863"/>
  </office:meta>
</office:document-meta>
</file>